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F0000025917854A9D.png" manifest:media-type="image/png"/>
  <manifest:file-entry manifest:full-path="Pictures/100000000000037C0000009EDBE64E2A.png" manifest:media-type="image/png"/>
  <manifest:file-entry manifest:full-path="Pictures/10000000000003BD0000015C5BC129B7.png" manifest:media-type="image/png"/>
  <manifest:file-entry manifest:full-path="Pictures/100000000000039D000001B62D3C9C55.png" manifest:media-type="image/png"/>
  <manifest:file-entry manifest:full-path="Pictures/10000000000003B40000035ACDA246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b0f0" loext:opacity="100%" fo:font-style="italic" fo:font-weight="bold" style:font-style-asian="italic" style:font-weight-asian="bold" style:font-size-complex="12pt"/>
    </style:style>
    <style:style style:name="T1" style:family="text">
      <style:text-properties style:font-size-complex="12pt"/>
    </style:style>
    <style:style style:name="T2" style:family="text">
      <style:text-properties fo:color="#00b0f0" loext:opacity="100%" fo:font-style="italic" fo:font-weight="bold" style:font-style-asian="italic" style:font-weight-asian="bold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text:span text:style-name="T1">Transmitancja, odpowiedź impulsowa </text:span><text:span text:style-name="T1"/></text:p>
      <text:p text:style-name="Standard" loext:marker-style-name="T2"><text:span text:style-name="T2">Przykład 10.1</text:span><text:span text:style-name="T2"/></text:p>
      <text:p text:style-name="Standard" loext:marker-style-name="T2"><draw:frame draw:style-name="fr1" draw:name="Obraz 49" text:anchor-type="as-char" svg:width="17.373cm" svg:height="15.722cm" draw:z-index="0"><draw:image xlink:href="Pictures/10000000000003B40000035ACDA2465F.png" xlink:type="simple" xlink:show="embed" xlink:actuate="onLoad" draw:mime-type="image/png"/></draw:frame><draw:frame draw:style-name="fr1" draw:name="Obraz 52" text:anchor-type="as-char" svg:width="17.207cm" svg:height="6.264cm" draw:z-index="1"><draw:image xlink:href="Pictures/10000000000003BD0000015C5BC129B7.png" xlink:type="simple" xlink:show="embed" xlink:actuate="onLoad" draw:mime-type="image/png"/></draw:frame></text:p>
      <text:p text:style-name="Standard" loext:marker-style-name="T2"><text:soft-page-break/><draw:frame draw:style-name="fr1" draw:name="Obraz 55" text:anchor-type="as-char" svg:width="15.092cm" svg:height="7.142cm" draw:z-index="2"><draw:image xlink:href="Pictures/100000000000039D000001B62D3C9C55.png" xlink:type="simple" xlink:show="embed" xlink:actuate="onLoad" draw:mime-type="image/png"/></draw:frame></text:p>
      <text:p text:style-name="Standard" loext:marker-style-name="T2"><text:span text:style-name="T2">Przykład 10.2</text:span><text:span text:style-name="T2"/></text:p>
      <text:p text:style-name="Standard" loext:marker-style-name="T2"><draw:frame draw:style-name="fr1" draw:name="Obraz 58" text:anchor-type="as-char" svg:width="15.438cm" svg:height="2.731cm" draw:z-index="3"><draw:image xlink:href="Pictures/100000000000037C0000009EDBE64E2A.png" xlink:type="simple" xlink:show="embed" xlink:actuate="onLoad" draw:mime-type="image/png"/></draw:frame><draw:frame draw:style-name="fr1" draw:name="Obraz 61" text:anchor-type="as-char" svg:width="16.316cm" svg:height="10.391cm" draw:z-index="4"><draw:image xlink:href="Pictures/10000000000003AF0000025917854A9D.png" xlink:type="simple" xlink:show="embed" xlink:actuate="onLoad" draw:mime-type="image/png"/></draw:frame></text:p>
      <text:p text:style-name="P2" loext:marker-style-name="T2"/>
      <text:p text:style-name="P2" loext:marker-style-name="T2"/>
      <text:p text:style-name="P2" loext:marker-style-name="T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52cm" fo:margin-bottom="1.249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in Zugaj</meta:initial-creator>
    <meta:editing-cycles>18</meta:editing-cycles>
    <meta:print-date>2009-11-05T07:52:00</meta:print-date>
    <meta:creation-date>2015-12-17T14:45:00</meta:creation-date>
    <dc:date>2025-01-19T22:14:45.084480697</dc:date>
    <meta:generator>LibreOffice/24.8.3.2$Linux_X86_64 LibreOffice_project/e14c9fdd1f585efcbb2c5363087a99d20928d522</meta:generator>
    <meta:editing-duration>PT1M27S</meta:editing-duration>
    <meta:document-statistic meta:table-count="0" meta:image-count="5" meta:object-count="0" meta:page-count="2" meta:paragraph-count="7" meta:word-count="8" meta:character-count="62" meta:non-whitespace-character-count="57"/>
    <meta:user-defined meta:name="AppVersion">16.0000</meta:user-defined>
    <meta:user-defined meta:name="Company">ITLiMS</meta:user-defined>
    <meta:user-defined meta:name="MTWinEqns" meta:value-type="boolean">true</meta:user-defined>
    <meta:template xlink:type="simple" xlink:actuate="onRequest" xlink:title="Normal.dotm" xlink:href=""/>
  </office:meta>
</office:document-meta>
</file>